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left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fo:min-height="0.95cm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gr8" style:family="graphic" style:parent-style-name="standard">
      <style:graphic-properties draw:fill="solid" draw:fill-color="#ccffcc" draw:textarea-horizontal-align="left" draw:textarea-vertical-align="top" draw:auto-grow-height="false" fo:wrap-option="wrap"/>
    </style:style>
    <style:style style:name="gr9" style:family="graphic" style:parent-style-name="standard">
      <style:graphic-properties draw:stroke="none" svg:stroke-color="#000000" draw:fill="none" draw:fill-color="#ffffff" fo:min-height="26cm"/>
    </style:style>
    <style:style style:name="gr10" style:family="graphic" style:parent-style-name="standard">
      <style:graphic-properties draw:stroke="none" svg:stroke-color="#000000" draw:fill="none" draw:fill-color="#ffffff" fo:min-height="26.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color="#ff6600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4" style:family="text">
      <style:text-properties fo:color="#0084d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cm" svg:height="7.5cm" svg:x="3.5cm" svg:y="2.1cm">
          <text:p text:style-name="P1">Concatenation</text:p>
          <text:p text:style-name="P1"/>
          <text:p text:style-name="P1"/>
          <text:p text:style-name="P1">Child</text:p>
          <text:p text:style-name="P1"/>
          <text:p text:style-name="P1"/>
          <text:p text:style-name="P1">Choice</text:p>
          <text:p text:style-name="P1"/>
          <text:p text:style-name="P1"/>
          <text:p text:style-name="P1">Path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.3cm" svg:height="1.3cm" svg:x="8.6cm" svg:y="7.92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3cm" svg:height="1.3cm" svg:x="10.9cm" svg:y="7.92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3cm" svg:height="1.3cm" svg:x="13cm" svg:y="7.92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1.3cm" svg:height="1.3cm" svg:x="9.7cm" svg:y="6.22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3cm" svg:height="1.3cm" svg:x="12.7cm" svg:y="5.925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7" draw:id="id17" draw:layer="layout" svg:width="1.3cm" svg:height="1.3cm" svg:x="11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9.89cm" svg:y1="7.335cm" svg:x2="9.25cm" svg:y2="7.925cm" draw:start-shape="id1" draw:start-glue-point="7" draw:end-shape="id2" draw:end-glue-point="4" svg:d="m9890 7335-640 590" svg:viewBox="0 0 641 591">
          <text:p/>
        </draw:connector>
        <draw:connector draw:style-name="gr4" draw:text-style-name="P1" draw:layer="layout" draw:type="line" svg:x1="10.81cm" svg:y1="7.335cm" svg:x2="11.09cm" svg:y2="8.115cm" draw:start-shape="id1" draw:start-glue-point="9" draw:end-shape="id3" draw:end-glue-point="5" svg:d="m10810 7335 280 780" svg:viewBox="0 0 281 781">
          <text:p/>
        </draw:connector>
        <draw:connector draw:style-name="gr4" draw:text-style-name="P1" draw:layer="layout" draw:type="line" svg:x1="13.35cm" svg:y1="7.225cm" svg:x2="13.65cm" svg:y2="7.925cm" draw:start-shape="id4" draw:start-glue-point="8" draw:end-shape="id5" draw:end-glue-point="4" svg:d="m13350 7225 300 700" svg:viewBox="0 0 301 701">
          <text:p/>
        </draw:connector>
        <draw:custom-shape draw:style-name="gr2" draw:text-style-name="P1" xml:id="id8" draw:id="id8" draw:layer="layout" svg:width="1.3cm" svg:height="1.3cm" svg:x="18.8cm" svg:y="7.52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1.3cm" svg:height="1.3cm" svg:x="20.7cm" svg:y="7.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1.3cm" svg:height="1.3cm" svg:x="20.7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3cm" svg:height="1.3cm" svg:x="20.7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1.35cm" svg:y1="4.3cm" svg:x2="21.35cm" svg:y2="5.3cm" draw:start-shape="id6" draw:start-glue-point="8" draw:end-shape="id7" draw:end-glue-point="4" svg:d="m21350 4300v1000" svg:viewBox="0 0 1 1001">
          <text:p/>
        </draw:connector>
        <draw:connector draw:style-name="gr4" draw:text-style-name="P1" draw:layer="layout" draw:type="line" svg:x1="20.89cm" svg:y1="6.41cm" svg:x2="19.45cm" svg:y2="7.525cm" draw:start-shape="id7" draw:start-glue-point="7" draw:end-shape="id8" draw:end-glue-point="4" svg:d="m20890 6410-1440 1115" svg:viewBox="0 0 1441 1116">
          <text:p/>
        </draw:connector>
        <draw:custom-shape draw:style-name="gr2" draw:text-style-name="P1" xml:id="id10" draw:id="id10" draw:layer="layout" svg:width="1.3cm" svg:height="1.3cm" svg:x="22.5cm" svg:y="7.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1.35cm" svg:y1="6.6cm" svg:x2="21.35cm" svg:y2="7.5cm" draw:start-shape="id7" draw:start-glue-point="8" draw:end-shape="id9" draw:end-glue-point="4" svg:d="m21350 6600v900" svg:viewBox="0 0 1 901">
          <text:p/>
        </draw:connector>
        <draw:connector draw:style-name="gr4" draw:text-style-name="P1" draw:layer="layout" draw:type="line" svg:x1="21.81cm" svg:y1="6.41cm" svg:x2="23.15cm" svg:y2="7.5cm" draw:start-shape="id7" draw:start-glue-point="9" draw:end-shape="id10" draw:end-glue-point="4" svg:d="m21810 6410 1340 1090" svg:viewBox="0 0 1341 1091">
          <text:p/>
        </draw:connector>
        <draw:custom-shape draw:style-name="gr2" draw:text-style-name="P1" xml:id="id14" draw:id="id14" draw:layer="layout" svg:width="1.3cm" svg:height="1.3cm" svg:x="11.4cm" svg:y="24.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" draw:id="id15" draw:layer="layout" svg:width="1.3cm" svg:height="1.3cm" svg:x="13.1cm" svg:y="24.1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" draw:id="id16" draw:layer="layout" svg:width="1.3cm" svg:height="1.3cm" svg:x="14.7cm" svg:y="24.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1.3cm" svg:height="1.3cm" svg:x="12.2cm" svg:y="22.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1.3cm" svg:height="1.3cm" svg:x="14.5cm" svg:y="22.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1.3cm" svg:height="1.3cm" svg:x="13.3cm" svg:y="20.4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49cm" svg:y1="21.51cm" svg:x2="12.85cm" svg:y2="22.3cm" draw:start-shape="id11" draw:start-glue-point="7" draw:end-shape="id12" draw:end-glue-point="4" svg:d="m13490 21510-640 790" svg:viewBox="0 0 641 791">
          <text:p/>
        </draw:connector>
        <draw:connector draw:style-name="gr4" draw:text-style-name="P1" draw:layer="layout" draw:type="line" svg:x1="14.41cm" svg:y1="21.51cm" svg:x2="15.15cm" svg:y2="22.2cm" draw:start-shape="id11" draw:start-glue-point="9" draw:end-shape="id13" draw:end-glue-point="4" svg:d="m14410 21510 740 690" svg:viewBox="0 0 741 691">
          <text:p/>
        </draw:connector>
        <draw:connector draw:style-name="gr4" draw:text-style-name="P1" draw:layer="layout" draw:type="line" svg:x1="12.39cm" svg:y1="23.41cm" svg:x2="12.05cm" svg:y2="24.1cm" draw:start-shape="id12" draw:start-glue-point="7" draw:end-shape="id14" draw:end-glue-point="4" svg:d="m12390 23410-340 690" svg:viewBox="0 0 341 691">
          <text:p/>
        </draw:connector>
        <draw:connector draw:style-name="gr4" draw:text-style-name="P1" draw:layer="layout" draw:type="line" svg:x1="13.31cm" svg:y1="23.41cm" svg:x2="13.29cm" svg:y2="24.29cm" draw:start-shape="id12" draw:start-glue-point="9" draw:end-shape="id15" draw:end-glue-point="5" svg:d="m13310 23410-20 880" svg:viewBox="0 0 21 881">
          <text:p/>
        </draw:connector>
        <draw:connector draw:style-name="gr4" draw:text-style-name="P1" draw:layer="layout" draw:type="line" svg:x1="15.15cm" svg:y1="23.5cm" svg:x2="15.35cm" svg:y2="24.1cm" draw:start-shape="id13" draw:start-glue-point="8" draw:end-shape="id16" draw:end-glue-point="4" svg:d="m15150 23500 200 600" svg:viewBox="0 0 201 601">
          <text:p/>
        </draw:connector>
        <draw:custom-shape draw:style-name="gr2" draw:text-style-name="P1" xml:id="id19" draw:id="id19" draw:layer="layout" svg:width="1.3cm" svg:height="1.3cm" svg:x="12.4cm" svg:y="4.225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8" draw:id="id18" draw:layer="layout" svg:width="1.3cm" svg:height="1.3cm" svg:x="9.8cm" svg:y="4.225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1.19cm" svg:y1="3.41cm" svg:x2="10.91cm" svg:y2="4.415cm" draw:start-shape="id17" draw:start-glue-point="7" draw:end-shape="id18" draw:end-glue-point="11" svg:d="m11190 3410-280 1005" svg:viewBox="0 0 281 1006">
          <text:p/>
        </draw:connector>
        <draw:connector draw:style-name="gr4" draw:text-style-name="P1" draw:layer="layout" draw:type="line" svg:x1="10.45cm" svg:y1="5.525cm" svg:x2="10.35cm" svg:y2="6.225cm" draw:start-shape="id18" draw:start-glue-point="8" draw:end-shape="id1" draw:end-glue-point="4" svg:d="m10450 5525-100 700" svg:viewBox="0 0 101 701">
          <text:p/>
        </draw:connector>
        <draw:connector draw:style-name="gr4" draw:text-style-name="P1" draw:layer="layout" draw:type="line" svg:x1="12.11cm" svg:y1="3.41cm" svg:x2="12.59cm" svg:y2="4.415cm" draw:start-shape="id17" draw:start-glue-point="9" draw:end-shape="id19" draw:end-glue-point="5" svg:d="m12110 3410 480 1005" svg:viewBox="0 0 481 1006">
          <text:p/>
        </draw:connector>
        <draw:connector draw:style-name="gr4" draw:text-style-name="P1" draw:layer="layout" draw:type="line" svg:x1="13.05cm" svg:y1="5.525cm" svg:x2="13.35cm" svg:y2="5.925cm" draw:start-shape="id19" draw:start-glue-point="8" draw:end-shape="id4" draw:end-glue-point="4" svg:d="m13050 5525 300 400" svg:viewBox="0 0 301 401">
          <text:p/>
        </draw:connector>
        <draw:custom-shape draw:style-name="gr3" draw:text-style-name="P1" xml:id="id20" draw:id="id20" draw:layer="layout" svg:width="1.3cm" svg:height="1.3cm" svg:x="15.5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5.69cm" svg:y1="19.51cm" svg:x2="14.41cm" svg:y2="20.59cm" draw:start-shape="id20" draw:start-glue-point="7" draw:end-shape="id11" draw:end-glue-point="11" svg:d="m15690 19510-1280 1080" svg:viewBox="0 0 1281 1081">
          <text:p/>
        </draw:connector>
        <draw:custom-shape draw:style-name="gr2" draw:text-style-name="P1" xml:id="id24" draw:id="id24" draw:layer="layout" svg:width="1.3cm" svg:height="1.3cm" svg:x="16.3cm" svg:y="24.1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5" draw:id="id25" draw:layer="layout" svg:width="1.3cm" svg:height="1.3cm" svg:x="17.9cm" svg:y="24.1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6" draw:id="id26" draw:layer="layout" svg:width="1.3cm" svg:height="1.3cm" svg:x="19.5cm" svg:y="24.1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2" draw:id="id22" draw:layer="layout" svg:width="1.3cm" svg:height="1.3cm" svg:x="17.1cm" svg:y="22.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3" draw:id="id23" draw:layer="layout" svg:width="1.3cm" svg:height="1.3cm" svg:x="19cm" svg:y="22.3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1" draw:id="id21" draw:layer="layout" svg:width="1.3cm" svg:height="1.3cm" svg:x="18.2cm" svg:y="20.4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8.39cm" svg:y1="21.51cm" svg:x2="17.75cm" svg:y2="22.3cm" draw:start-shape="id21" draw:start-glue-point="7" draw:end-shape="id22" draw:end-glue-point="4" svg:d="m18390 21510-640 790" svg:viewBox="0 0 641 791">
          <text:p/>
        </draw:connector>
        <draw:connector draw:style-name="gr4" draw:text-style-name="P1" draw:layer="layout" draw:type="line" svg:x1="19.31cm" svg:y1="21.51cm" svg:x2="19.65cm" svg:y2="22.3cm" draw:start-shape="id21" draw:start-glue-point="9" draw:end-shape="id23" draw:end-glue-point="4" svg:d="m19310 21510 340 790" svg:viewBox="0 0 341 791">
          <text:p/>
        </draw:connector>
        <draw:connector draw:style-name="gr4" draw:text-style-name="P1" draw:layer="layout" draw:type="line" svg:x1="17.29cm" svg:y1="23.41cm" svg:x2="16.95cm" svg:y2="24.1cm" draw:start-shape="id22" draw:start-glue-point="7" draw:end-shape="id24" draw:end-glue-point="4" svg:d="m17290 23410-340 690" svg:viewBox="0 0 341 691">
          <text:p/>
        </draw:connector>
        <draw:connector draw:style-name="gr4" draw:text-style-name="P1" draw:layer="layout" draw:type="line" svg:x1="19.19cm" svg:y1="23.41cm" svg:x2="18.55cm" svg:y2="24.1cm" draw:start-shape="id23" draw:start-glue-point="7" draw:end-shape="id25" draw:end-glue-point="4" svg:d="m19190 23410-640 690" svg:viewBox="0 0 641 691">
          <text:p/>
        </draw:connector>
        <draw:connector draw:style-name="gr4" draw:text-style-name="P1" draw:layer="layout" draw:type="line" svg:x1="20.11cm" svg:y1="23.41cm" svg:x2="20.15cm" svg:y2="24.1cm" draw:start-shape="id23" draw:start-glue-point="9" draw:end-shape="id26" draw:end-glue-point="4" svg:d="m20110 23410 40 690" svg:viewBox="0 0 41 691">
          <text:p/>
        </draw:connector>
        <draw:connector draw:style-name="gr4" draw:text-style-name="P1" draw:layer="layout" draw:type="line" svg:x1="16.61cm" svg:y1="19.51cm" svg:x2="18.39cm" svg:y2="20.59cm" draw:start-shape="id20" draw:start-glue-point="9" draw:end-shape="id21" draw:end-glue-point="5" svg:d="m16610 19510 1780 1080" svg:viewBox="0 0 1781 1081">
          <text:p/>
        </draw:connector>
        <draw:custom-shape draw:style-name="gr2" draw:text-style-name="P1" xml:id="id28" draw:id="id28" draw:layer="layout" svg:width="1.3cm" svg:height="1.3cm" svg:x="21.2cm" svg:y="24.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9" draw:id="id29" draw:layer="layout" svg:width="1.3cm" svg:height="1.3cm" svg:x="22.8cm" svg:y="24.1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0" draw:id="id30" draw:layer="layout" svg:width="1.3cm" svg:height="1.3cm" svg:x="24.4cm" svg:y="24.1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2" draw:id="id32" draw:layer="layout" svg:width="1.3cm" svg:height="1.3cm" svg:x="26cm" svg:y="24.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3" draw:id="id33" draw:layer="layout" svg:width="1.3cm" svg:height="1.3cm" svg:x="27.6cm" svg:y="24.1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4" draw:id="id34" draw:layer="layout" svg:width="1.3cm" svg:height="1.3cm" svg:x="29.2cm" svg:y="24.1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5" draw:id="id35" draw:layer="layout" svg:width="1.3cm" svg:height="1.3cm" svg:x="30.9cm" svg:y="24.1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7" draw:id="id37" draw:layer="layout" svg:width="1.3cm" svg:height="1.3cm" svg:x="32.5cm" svg:y="24.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8" draw:id="id38" draw:layer="layout" svg:width="1.3cm" svg:height="1.3cm" svg:x="34.1cm" svg:y="24.1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0" draw:id="id40" draw:layer="layout" svg:width="1.3cm" svg:height="1.3cm" svg:x="35.6cm" svg:y="24.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1" draw:id="id41" draw:layer="layout" svg:width="1.3cm" svg:height="1.3cm" svg:x="37.2cm" svg:y="24.1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2" draw:id="id42" draw:layer="layout" svg:width="1.3cm" svg:height="1.3cm" svg:x="38.7cm" svg:y="24.1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7" draw:id="id27" draw:layer="layout" svg:width="1.3cm" svg:height="1.3cm" svg:x="22.8cm" svg:y="2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1" draw:id="id31" draw:layer="layout" svg:width="1.3cm" svg:height="1.3cm" svg:x="28.4cm" svg:y="21.9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6" draw:id="id36" draw:layer="layout" svg:width="1.3cm" svg:height="1.3cm" svg:x="33.3cm" svg:y="21.9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9" draw:id="id39" draw:layer="layout" svg:width="1.3cm" svg:height="1.3cm" svg:x="37.1cm" svg:y="2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3" draw:id="id43" draw:layer="layout" svg:width="1.3cm" svg:height="1.3cm" svg:x="30.3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2.99cm" svg:y1="23.11cm" svg:x2="21.85cm" svg:y2="24.1cm" draw:start-shape="id27" draw:start-glue-point="7" draw:end-shape="id28" draw:end-glue-point="4" svg:d="m22990 23110-1140 990" svg:viewBox="0 0 1141 991">
          <text:p/>
        </draw:connector>
        <draw:connector draw:style-name="gr4" draw:text-style-name="P1" draw:layer="layout" draw:type="line" svg:x1="23.45cm" svg:y1="23.3cm" svg:x2="23.45cm" svg:y2="24.1cm" draw:start-shape="id27" draw:start-glue-point="8" draw:end-shape="id29" draw:end-glue-point="4" svg:d="m23450 23300v800" svg:viewBox="0 0 1 801">
          <text:p/>
        </draw:connector>
        <draw:connector draw:style-name="gr4" draw:text-style-name="P1" draw:layer="layout" draw:type="line" svg:x1="23.91cm" svg:y1="23.11cm" svg:x2="25.05cm" svg:y2="24.1cm" draw:start-shape="id27" draw:start-glue-point="9" draw:end-shape="id30" draw:end-glue-point="4" svg:d="m23910 23110 1140 990" svg:viewBox="0 0 1141 991">
          <text:p/>
        </draw:connector>
        <draw:connector draw:style-name="gr4" draw:text-style-name="P1" draw:layer="layout" draw:type="line" svg:x1="28.59cm" svg:y1="23.01cm" svg:x2="26.65cm" svg:y2="24.1cm" draw:start-shape="id31" draw:start-glue-point="7" draw:end-shape="id32" draw:end-glue-point="4" svg:d="m28590 23010-1940 1090" svg:viewBox="0 0 1941 1091">
          <text:p/>
        </draw:connector>
        <draw:connector draw:style-name="gr4" draw:text-style-name="P1" draw:layer="layout" draw:type="line" svg:x1="29.05cm" svg:y1="23.2cm" svg:x2="28.25cm" svg:y2="24.1cm" draw:start-shape="id31" draw:start-glue-point="8" draw:end-shape="id33" draw:end-glue-point="4" svg:d="m29050 23200-800 900" svg:viewBox="0 0 801 901">
          <text:p/>
        </draw:connector>
        <draw:connector draw:style-name="gr4" draw:text-style-name="P1" draw:layer="layout" draw:type="line" svg:x1="29.05cm" svg:y1="23.2cm" svg:x2="29.85cm" svg:y2="24.1cm" draw:start-shape="id31" draw:start-glue-point="8" draw:end-shape="id34" draw:end-glue-point="4" svg:d="m29050 23200 800 900" svg:viewBox="0 0 801 901">
          <text:p/>
        </draw:connector>
        <draw:connector draw:style-name="gr4" draw:text-style-name="P1" draw:layer="layout" draw:type="line" svg:x1="29.51cm" svg:y1="23.01cm" svg:x2="31.55cm" svg:y2="24.1cm" draw:start-shape="id31" draw:start-glue-point="9" draw:end-shape="id35" draw:end-glue-point="4" svg:d="m29510 23010 2040 1090" svg:viewBox="0 0 2041 1091">
          <text:p/>
        </draw:connector>
        <draw:connector draw:style-name="gr4" draw:text-style-name="P1" draw:layer="layout" draw:type="line" svg:x1="33.49cm" svg:y1="23.01cm" svg:x2="33.15cm" svg:y2="24.1cm" draw:start-shape="id36" draw:start-glue-point="7" draw:end-shape="id37" draw:end-glue-point="4" svg:d="m33490 23010-340 1090" svg:viewBox="0 0 341 1091">
          <text:p/>
        </draw:connector>
        <draw:connector draw:style-name="gr4" draw:text-style-name="P1" draw:layer="layout" draw:type="line" svg:x1="33.95cm" svg:y1="23.2cm" svg:x2="34.75cm" svg:y2="24.1cm" draw:start-shape="id36" draw:start-glue-point="8" draw:end-shape="id38" draw:end-glue-point="4" svg:d="m33950 23200 800 900" svg:viewBox="0 0 801 901">
          <text:p/>
        </draw:connector>
        <draw:connector draw:style-name="gr4" draw:text-style-name="P1" draw:layer="layout" draw:type="line" svg:x1="37.29cm" svg:y1="22.91cm" svg:x2="36.25cm" svg:y2="24.1cm" draw:start-shape="id39" draw:start-glue-point="7" draw:end-shape="id40" draw:end-glue-point="4" svg:d="m37290 22910-1040 1190" svg:viewBox="0 0 1041 1191">
          <text:p/>
        </draw:connector>
        <draw:connector draw:style-name="gr4" draw:text-style-name="P1" draw:layer="layout" draw:type="line" svg:x1="37.75cm" svg:y1="23.1cm" svg:x2="37.85cm" svg:y2="24.1cm" draw:start-shape="id39" draw:start-glue-point="8" draw:end-shape="id41" draw:end-glue-point="4" svg:d="m37750 23100 100 1000" svg:viewBox="0 0 101 1001">
          <text:p/>
        </draw:connector>
        <draw:connector draw:style-name="gr4" draw:text-style-name="P1" draw:layer="layout" draw:type="line" svg:x1="38.21cm" svg:y1="22.91cm" svg:x2="39.35cm" svg:y2="24.1cm" draw:start-shape="id39" draw:start-glue-point="9" draw:end-shape="id42" svg:d="m38210 22910 1140 1190" svg:viewBox="0 0 1141 1191">
          <text:p/>
        </draw:connector>
        <draw:connector draw:style-name="gr4" draw:text-style-name="P1" draw:layer="layout" draw:type="line" svg:x1="23.91cm" svg:y1="22.19cm" svg:x2="30.3cm" svg:y2="19.85cm" draw:start-shape="id27" draw:start-glue-point="11" draw:end-shape="id43" draw:end-glue-point="6" svg:d="m23910 22190 6390-2340" svg:viewBox="0 0 6391 2341">
          <text:p/>
        </draw:connector>
        <draw:connector draw:style-name="gr4" draw:text-style-name="P1" draw:layer="layout" draw:type="line" svg:x1="29.05cm" svg:y1="21.9cm" svg:x2="30.49cm" svg:y2="20.31cm" draw:start-shape="id31" draw:start-glue-point="4" draw:end-shape="id43" draw:end-glue-point="7" svg:d="m29050 21900 1440-1590" svg:viewBox="0 0 1441 1591">
          <text:p/>
        </draw:connector>
        <draw:connector draw:style-name="gr4" draw:text-style-name="P1" draw:layer="layout" draw:type="line" svg:x1="33.49cm" svg:y1="22.09cm" svg:x2="31.41cm" svg:y2="20.31cm" draw:start-shape="id36" draw:start-glue-point="5" draw:end-shape="id43" draw:end-glue-point="9" svg:d="m33490 22090-2080-1780" svg:viewBox="0 0 2081 1781">
          <text:p/>
        </draw:connector>
        <draw:connector draw:style-name="gr4" draw:text-style-name="P1" draw:layer="layout" draw:type="line" svg:x1="37.29cm" svg:y1="21.99cm" svg:x2="31.6cm" svg:y2="19.85cm" draw:start-shape="id39" draw:start-glue-point="5" draw:end-shape="id43" draw:end-glue-point="10" svg:d="m37290 21990-5690-2140" svg:viewBox="0 0 5691 2141">
          <text:p/>
        </draw:connector>
        <draw:frame draw:style-name="gr5" draw:layer="layout" svg:width="6.2cm" svg:height="1.675cm" svg:x="9cm" svg:y="9.525cm">
          <draw:text-box>
            <text:p>In: [[3, 5]], [[1]]</text:p>
            <text:p><text:span text:style-name="T1">In: [[[3], [5]]], [[[1]]]</text:span></text:p>
          </draw:text-box>
        </draw:frame>
        <draw:frame draw:style-name="gr6" draw:layer="layout" svg:width="7cm" svg:height="1.675cm" svg:x="18.8cm" svg:y="9.425cm">
          <draw:text-box>
            <text:p>Out: [3, 5, 1]</text:p>
            <text:p><text:span text:style-name="T1">Out: [[3], [5], [1]]</text:span></text:p>
          </draw:text-box>
        </draw:frame>
        <draw:frame draw:style-name="gr7" draw:layer="layout" svg:width="10.2cm" svg:height="1.675cm" svg:x="10.9cm" svg:y="25.775cm">
          <draw:text-box>
            <text:p>In: [[A, B], [C]], [[D], [E, F]]</text:p>
            <text:p><text:span text:style-name="T1">In: [[[A], [B]], [[C]]], [[[D]], [[E], [F]]]</text:span></text:p>
          </draw:text-box>
        </draw:frame>
        <draw:frame draw:style-name="gr7" draw:layer="layout" svg:width="16.9cm" svg:height="1.675cm" svg:x="23.1cm" svg:y="25.9cm">
          <draw:text-box>
            <text:p>Out: [A, B, D], [A, B, E, F], [C, D], [C, E, F]</text:p>
            <text:p><text:span text:style-name="T1">Out: [[A], [B], [D]], [[A], [B], [E], [F]], [[C], [D]], [[C], [E], [F]]</text:span></text:p>
          </draw:text-box>
        </draw:frame>
        <draw:frame draw:style-name="gr6" draw:layer="layout" svg:width="8.6cm" svg:height="3.811cm" svg:x="26.5cm" svg:y="3.614cm">
          <draw:text-box>
            <text:p>Easy unwrapped values (to make the problem easier to think about)</text:p>
            <text:p><text:span text:style-name="T1">Real values in application, leave nodes are an array</text:span></text:p>
          </draw:text-box>
        </draw:frame>
        <draw:custom-shape draw:style-name="gr8" draw:text-style-name="P3" draw:layer="layout" svg:width="8.5cm" svg:height="6cm" svg:x="19.7cm" svg:y="14cm">
          <text:p text:style-name="P2"><text:span text:style-name="T2">Regarding the advanced example (bottom one)</text:span></text:p>
          <text:p text:style-name="P2"><text:span text:style-name="T2"/></text:p>
          <text:p text:style-name="P2"><text:span text:style-name="T2">Apply “distribution law” on Choice Level:</text:span></text:p>
          <text:p text:style-name="P2"><text:span text:style-name="T2">(1 + 2) * (3 + 4) = 1*3 + 1*4 + 2*3 + 2*4</text:span></text:p>
          <text:p text:style-name="P2"><text:span text:style-name="T2"/></text:p>
          <text:p text:style-name="P2"><text:span text:style-name="T2">Now merge choice children:</text:span></text:p>
          <text:p text:style-name="P2"><text:span text:style-name="T2">1 (A, B) * 3 (D) → A,B,D</text:span></text:p>
          <text:p text:style-name="P2"><text:span text:style-name="T2">1 (A, B) * 4 (E, F) → A,B,E,F</text:span></text:p>
          <text:p text:style-name="P2"><text:span text:style-name="T2">2 (C) * 3 (D) → C,D</text:span></text:p>
          <text:p text:style-name="P2"><text:span text:style-name="T2">2 (C) * 4 (E, F) → C,E,F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7.5cm" svg:x="6.3cm" svg:y="18.1cm">
          <text:p text:style-name="P1">Concatenation</text:p>
          <text:p text:style-name="P1"/>
          <text:p text:style-name="P1"/>
          <text:p text:style-name="P1">Child</text:p>
          <text:p text:style-name="P1"/>
          <text:p text:style-name="P1"/>
          <text:p text:style-name="P1">Choice</text:p>
          <text:p text:style-name="P1"/>
          <text:p text:style-name="P1"/>
          <text:p text:style-name="P1">Path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9" draw:layer="layout" svg:width="38.1cm" svg:height="26.25cm" svg:x="2cm" svg:y="1.8cm">
          <draw:text-box>
            <text:p>&lt;?php</text:p>
            <text:p>$groups = [[['A'], ['B']], [['C']]], [[['D']], [['E'], ['F']]];</text:p>
            <text:p/>
            <text:p>if (count($groups) === 1) {</text:p>
            <text:p><text:tab/>$choices = reset($groups);</text:p>
            <text:p>} else {</text:p>
            <text:p><text:tab/>$choices = array_shift($groups);</text:p>
            <text:p><text:tab/>while (count($groups) &gt; 0) {</text:p>
            <text:p><text:tab/><text:tab/>$second = array_shift($groups);</text:p>
            <text:p><text:tab/><text:tab/>$product = [];</text:p>
            <text:p><text:tab/><text:tab/>foreach ($choices as $choice_i) {</text:p>
            <text:p><text:tab/><text:tab/><text:tab/>foreach ($second as $choice_j) {</text:p>
            <text:p><text:tab/><text:tab/><text:tab/><text:tab/>$product[] = array_merge($choice_i, $choice_j);</text:p>
            <text:p><text:tab/><text:tab/><text:tab/>}</text:p>
            <text:p><text:tab/><text:tab/>}</text:p>
            <text:p><text:tab/><text:tab/>$choices = $product;</text:p>
            <text:p><text:tab/>}</text:p>
            <text:p>}</text:p>
            <text:p/>
            <text:p>$out2 = [];</text:p>
            <text:p>foreach ($choices as $choice) {</text:p>
            <text:p><text:tab/>$out = [];</text:p>
            <text:p><text:tab/>foreach ($x as $y) {</text:p>
            <text:p><text:tab/><text:tab/>$out[] = '[' .implode(', ', $y) . ']';</text:p>
            <text:p><text:tab/>}</text:p>
            <text:p><text:tab/>$out2[] = '[' .implode(', ', $out) . ']';</text:p>
            <text:p><text:tab/></text:p>
            <text:p>}</text:p>
            <text:p/>
            <text:p>echo $out2;</text:p>
          </draw:text-box>
        </draw:frame>
      </draw:page>
      <draw:page draw:name="page3" draw:style-name="dp1" draw:master-page-name="Default">
        <draw:frame draw:style-name="gr10" draw:layer="layout" svg:width="38.7cm" svg:height="26.85cm" svg:x="1.7cm" svg:y="1.6cm">
          <draw:text-box>
            <text:p><text:span text:style-name="T3">Python:</text:span></text:p>
            <text:p><text:span text:style-name="T4">def f(xs):</text:span></text:p>
            <text:p><text:span text:style-name="T4">if xs == []:</text:span></text:p>
            <text:p><text:span text:style-name="T4">return []</text:span></text:p>
            <text:p><text:span text:style-name="T4">if xs[1:] == []:</text:span></text:p>
            <text:p><text:span text:style-name="T4">return xs[0]</text:span></text:p>
            <text:p><text:span text:style-name="T4">return [x+y for x in xs[0] for y in f(xs[1:])]</text:span></text:p>
            <text:p><text:span text:style-name="T4"/></text:p>
            <text:p><text:span text:style-name="T4">print f([[[['A'], ['B']], [['C']]], [[['D']], [['E'], ['F']]], [[['G']]]])</text:span></text:p>
            <text:p/>
            <text:p><text:span text:style-name="T3">Haskell 1:</text:span></text:p>
            <text:p><text:span text:style-name="T4">f [] = []</text:span></text:p>
            <text:p><text:span text:style-name="T4">f (x:[]) = x</text:span></text:p>
            <text:p><text:span text:style-name="T4">f (xs:ys) = [x++y | x &lt;- xs, y &lt;- f ys]</text:span></text:p>
            <text:p><text:span text:style-name="T4"/></text:p>
            <text:p><text:span text:style-name="T4">main = print (f [[[['A'], ['B']], [['C']]], [[['D']], [['E'], ['F']]], [[['G']]]])</text:span></text:p>
            <text:p/>
            <text:p><text:span text:style-name="T3">Haskell 2:</text:span></text:p>
            <text:p><text:span text:style-name="T4">import Control.Applicative</text:span></text:p>
            <text:p><text:span text:style-name="T4"/></text:p>
            <text:p><text:span text:style-name="T4">process :: [[[a]]] -&gt; [[a]]</text:span></text:p>
            <text:p><text:span text:style-name="T4">process [] = []</text:span></text:p>
            <text:p><text:span text:style-name="T4">process [x] = x</text:span></text:p>
            <text:p><text:span text:style-name="T4">process (x : xs) = ((++) &lt;$&gt; x) &lt;*&gt; (process xs)</text:span></text:p>
            <text:p><text:span text:style-name="T4"/></text:p>
            <text:p><text:span text:style-name="T4">main :: IO ()</text:span></text:p>
            <text:p><text:span text:style-name="T4">main = do</text:span></text:p>
            <text:p><text:span text:style-name="T4">putStrLn . show . process $ [[[3], [5]], [[1]]]</text:span></text:p>
            <text:p/>
            <text:p>(++) &lt;$&gt; x maps the concatenation function over each element of x</text:p>
            <text:p>(++) is concatenate, &lt;$&gt; is map</text:p>
            <text:p>so it generates an array of function</text:p>
            <text:p>then I apply this array of functions to the result of (process xs), which is a recurs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9T21:21:39.872000000</meta:creation-date>
    <dc:date>2014-06-15T01:04:44.788000000</dc:date>
    <meta:editing-duration>PT23H51M15S</meta:editing-duration>
    <meta:editing-cycles>6</meta:editing-cycles>
    <meta:generator>LibreOffice/4.1.4.2$Windows_x86 LibreOffice_project/0a0440ccc0227ad9829de5f46be37cfb6edcf72</meta:generator>
    <meta:document-statistic meta:object-count="92"/>
  </office:meta>
</office:document-meta>
</file>